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971c2"/>
    </style:style>
    <style:style style:name="P6" style:family="paragraph" style:parent-style-name="Text_20_body" style:list-style-name="L1">
      <style:text-properties officeooo:rsid="006a67bb" officeooo:paragraph-rsid="006a67bb"/>
    </style:style>
    <style:style style:name="P7" style:family="paragraph" style:parent-style-name="Text_20_body" style:list-style-name="L1">
      <style:text-properties fo:font-weight="bold" officeooo:rsid="00824464" officeooo:paragraph-rsid="006971c2" style:font-weight-asian="bold" style:font-weight-complex="bold"/>
    </style:style>
    <style:style style:name="P8" style:family="paragraph" style:parent-style-name="Text_20_body" style:list-style-name="L1">
      <style:text-properties fo:font-weight="normal" officeooo:rsid="006a67bb" officeooo:paragraph-rsid="006a67bb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06b354e" officeooo:paragraph-rsid="006b354e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06c8c06" officeooo:paragraph-rsid="006c8c0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c8c06" style:font-weight-asian="bold" style:font-weight-complex="bold"/>
    </style:style>
    <style:style style:name="T4" style:family="text">
      <style:text-properties officeooo:rsid="00824464"/>
    </style:style>
    <style:style style:name="T5" style:family="text">
      <style:text-properties officeooo:rsid="00860243"/>
    </style:style>
    <style:style style:name="T6" style:family="text">
      <style:text-properties officeooo:rsid="006a67bb"/>
    </style:style>
    <style:style style:name="T7" style:family="text">
      <style:text-properties officeooo:rsid="006c8c0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440016347840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1440016347296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4">Un monitor QHD muestra imágenes con una profundidad de color de 24 bits.</text:span></text:p>
          </table:table-cell>
        </table:table-row>
        <table:table-row table:style-name="TableLine1439751477056">
          <table:table-cell table:style-name="Tabla9.A2" table:number-columns-spanned="2" office:value-type="string">
            <text:list xml:id="list1743370494" text:style-name="L1">
              <text:list-item>
                <text:p text:style-name="P7">Indica la resolución del mismo e<text:span text:style-name="T5">n</text:span> píxeles.</text:p>
                <text:p text:style-name="P6">Tiene una resolución de pantalla de 2560x1440 píxeles</text:p>
              </text:list-item>
              <text:list-item>
                <text:p text:style-name="P7">Indica cuantos colores es capaz de mostrar.</text:p>
                <text:p text:style-name="P6">Al tener una profundidad de color de 24 bits, podría mostrar 16.777.216 colores (2^24)</text:p>
              </text:list-item>
              <text:list-item>
                <text:p text:style-name="P7">Indica el tamaño de la imagen en unidades de Megapíxeles.</text:p>
                <text:p text:style-name="P9">2560x1440= 3.686.400 Píxeles</text:p>
                <text:p text:style-name="P9">Megapíxeles = 3.686.400 Píxeles /10⁶ = 3.68 Megapíxeles</text:p>
              </text:list-item>
              <text:list-item>
                <text:p text:style-name="P7">Indica cuánto espacio de almacenamiento sería necesario emplear para guardar un fotograma en modo RAW.</text:p>
                <text:p text:style-name="P8">1 Fotogr<text:span text:style-name="T7">ama</text:span>= 2560x1440 </text:p>
                <text:p text:style-name="P8">1 Fotograma ocupa= 2560x1440x24 Bits = 88.473.600 bits</text:p>
                <text:p text:style-name="P8">1 Fotograma en Bytes ocupa= 88.473.600/8 = 11.059.200 Bytes</text:p>
                <text:p text:style-name="P10">1 Fotograma en MiB= <text:s/><text:span text:style-name="T6">11.059.200/</text:span>(1024*1024)= 10,55 MiB</text:p>
                <text:p text:style-name="P10">1 Fotograma en MB= <text:s/><text:span text:style-name="T6">11.059.200/</text:span>(1000*1000)= 11,05 MB</text:p>
                <text:p text:style-name="P7"/>
              </text:list-item>
            </text:list>
          </table:table-cell>
          <table:covered-table-cell/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02T21:09:46.290000000</dc:date>
    <meta:editing-duration>PT9H13M18S</meta:editing-duration>
    <meta:editing-cycles>154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8" meta:word-count="131" meta:character-count="827" meta:non-whitespace-character-count="714"/>
  </office:meta>
</office:document-meta>
</file>